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Armenian" svg:font-family="'Noto Sans Armenian'"/>
    <style:font-face style:name="Noto Sans Devanagari1" svg:font-family="'Noto Sans Devanagari'" style:font-family-generic="swiss"/>
    <style:font-face style:name="Nimbus Mono PS" svg:font-family="'Nimbus Mono PS'" style:font-family-generic="modern" style:font-pitch="fixed"/>
    <style:font-face style:name="Noto Sans Devanagari2" svg:font-family="'Noto Sans Devanagari'" style:font-family-generic="modern" style:font-pitch="fixed"/>
    <style:font-face style:name="Source Han Sans Regular1" svg:font-family="'Source Han Sans Regular'" style:font-family-generic="modern" style:font-pitch="fixed"/>
    <style:font-face style:name="Nimbus Roman" svg:font-family="'Nimbus Roman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events" style:family="table">
      <style:table-properties style:width="17.59cm" table:align="margins"/>
    </style:style>
    <style:style style:name="events.A" style:family="table-column">
      <style:table-column-properties style:column-width="5.863cm" style:rel-column-width="21845*"/>
    </style:style>
    <style:style style:name="events.A1" style:family="table-cell">
      <style:table-cell-properties fo:padding="0.097cm" fo:border-left="0.05pt solid #000000" fo:border-right="none" fo:border-top="0.05pt solid #000000" fo:border-bottom="0.05pt solid #000000"/>
    </style:style>
    <style:style style:name="events.C1" style:family="table-cell">
      <style:table-cell-properties fo:padding="0.097cm" fo:border="0.05pt solid #000000"/>
    </style:style>
    <style:style style:name="events.A2" style:family="table-cell">
      <style:table-cell-properties fo:padding="0.097cm" fo:border-left="0.05pt solid #000000" fo:border-right="none" fo:border-top="none" fo:border-bottom="0.05pt solid #000000"/>
    </style:style>
    <style:style style:name="event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20pt" fo:language="pl" fo:country="PL" fo:font-weight="bold" officeooo:rsid="000bcc74" officeooo:paragraph-rsid="00137445" style:font-size-asian="17.5pt" style:font-weight-asian="bold" style:font-name-complex="Noto Sans Devanagari1" style:font-size-complex="20pt" style:font-weight-complex="bold"/>
    </style:style>
    <style:style style:name="P2" style:family="paragraph" style:parent-style-name="Contents_20_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20pt" fo:language="pl" fo:country="PL" fo:font-weight="bold" officeooo:rsid="000bcc74" officeooo:paragraph-rsid="00151229" style:font-size-asian="17.5pt" style:font-weight-asian="bold" style:font-name-complex="Noto Sans Devanagari1" style:font-size-complex="20pt" style:font-weight-complex="bold"/>
    </style:style>
    <style:style style:name="P3" style:family="paragraph" style:parent-style-name="Contents_20_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20pt" fo:language="pl" fo:country="PL" fo:font-weight="bold" officeooo:rsid="000bcc74" officeooo:paragraph-rsid="0017e7e8" style:font-size-asian="17.5pt" style:font-weight-asian="bold" style:font-name-complex="Noto Sans Devanagari1" style:font-size-complex="20pt" style:font-weight-complex="bold"/>
    </style:style>
    <style:style style:name="P4" style:family="paragraph" style:parent-style-name="Contents_20_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20pt" fo:language="pl" fo:country="PL" fo:font-weight="bold" officeooo:rsid="000bcc74" officeooo:paragraph-rsid="0023d097" style:font-size-asian="17.5pt" style:font-weight-asian="bold" style:font-name-complex="Noto Sans Devanagari1" style:font-size-complex="20pt" style:font-weight-complex="bold"/>
    </style:style>
    <style:style style:name="P5" style:family="paragraph" style:parent-style-name="Contents_20_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20pt" fo:language="pl" fo:country="PL" fo:font-weight="bold" officeooo:rsid="000bcc74" officeooo:paragraph-rsid="0024efd2" style:font-size-asian="17.5pt" style:font-weight-asian="bold" style:font-name-complex="Noto Sans Devanagari1" style:font-size-complex="20pt" style:font-weight-complex="bold"/>
    </style:style>
    <style:style style:name="P6" style:family="paragraph" style:parent-style-name="Contents_20_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20pt" fo:language="pl" fo:country="PL" fo:font-weight="bold" officeooo:rsid="000bcc74" officeooo:paragraph-rsid="0025c624" style:font-size-asian="17.5pt" style:font-weight-asian="bold" style:font-name-complex="Noto Sans Devanagari1" style:font-size-complex="20pt" style:font-weight-complex="bold"/>
    </style:style>
    <style:style style:name="P7" style:family="paragraph" style:parent-style-name="Contents_20_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20pt" fo:language="pl" fo:country="PL" officeooo:rsid="000bcc74" officeooo:paragraph-rsid="000dfeec" style:font-size-asian="17.5pt" style:font-size-complex="20pt"/>
    </style:style>
    <style:style style:name="P8" style:family="paragraph" style:parent-style-name="Contents_20_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2pt" fo:language="pl" fo:country="PL" fo:font-weight="normal" officeooo:rsid="000bcc74" officeooo:paragraph-rsid="000dfeec" style:font-size-asian="10.5pt" style:font-weight-asian="normal" style:font-size-complex="12pt" style:font-weight-complex="normal"/>
    </style:style>
    <style:style style:name="P9" style:family="paragraph" style:parent-style-name="Contents_20_1">
      <style:paragraph-properties fo:text-align="center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2pt" fo:language="pl" fo:country="PL" fo:font-style="italic" fo:font-weight="bold" officeooo:rsid="007b3cd7" officeooo:paragraph-rsid="007b3cd7" style:font-size-asian="12pt" style:font-style-asian="italic" style:font-weight-asian="bold" style:font-name-complex="Noto Sans Devanagari1" style:font-size-complex="12pt" style:font-style-complex="italic" style:font-weight-complex="bold"/>
    </style:style>
    <style:style style:name="P10" style:family="paragraph" style:parent-style-name="Contents_20_1">
      <style:paragraph-properties fo:text-align="center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2pt" fo:language="pl" fo:country="PL" fo:font-style="italic" fo:font-weight="bold" officeooo:rsid="007b3cd7" officeooo:paragraph-rsid="007ea668" style:font-size-asian="12pt" style:font-style-asian="italic" style:font-weight-asian="bold" style:font-name-complex="Noto Sans Devanagari1" style:font-size-complex="12pt" style:font-style-complex="italic" style:font-weight-complex="bold"/>
    </style:style>
    <style:style style:name="P11" style:family="paragraph" style:parent-style-name="Contents_20_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1pt" fo:language="pl" fo:country="PL" fo:font-weight="normal" officeooo:rsid="00137445" officeooo:paragraph-rsid="00137445" style:font-size-asian="9.60000038146973pt" style:font-weight-asian="normal" style:font-name-complex="Noto Sans Devanagari1" style:font-size-complex="11pt" style:font-weight-complex="normal"/>
    </style:style>
    <style:style style:name="P12" style:family="paragraph" style:parent-style-name="Contents_20_1" style:list-style-name="L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1pt" fo:language="pl" fo:country="PL" fo:font-weight="normal" officeooo:rsid="001562fb" officeooo:paragraph-rsid="001562fb" style:font-size-asian="9.60000038146973pt" style:font-weight-asian="normal" style:font-name-complex="Noto Sans Devanagari1" style:font-size-complex="11pt" style:font-weight-complex="normal"/>
    </style:style>
    <style:style style:name="P13" style:family="paragraph" style:parent-style-name="Contents_20_1" style:list-style-name="L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1pt" fo:language="pl" fo:country="PL" fo:font-weight="normal" officeooo:rsid="0017e7e8" officeooo:paragraph-rsid="0017e7e8" style:font-size-asian="9.60000038146973pt" style:font-weight-asian="normal" style:font-name-complex="Noto Sans Devanagari1" style:font-size-complex="11pt" style:font-weight-complex="normal"/>
    </style:style>
    <style:style style:name="P14" style:family="paragraph" style:parent-style-name="Contents_20_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1pt" fo:language="pl" fo:country="PL" fo:font-weight="normal" officeooo:rsid="0017e7e8" officeooo:paragraph-rsid="0017e7e8" style:font-size-asian="9.60000038146973pt" style:font-weight-asian="normal" style:font-name-complex="Noto Sans Devanagari1" style:font-size-complex="11pt" style:font-weight-complex="normal"/>
    </style:style>
    <style:style style:name="P15" style:family="paragraph" style:parent-style-name="Contents_20_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1pt" fo:language="pl" fo:country="PL" fo:font-weight="normal" officeooo:rsid="002517b9" officeooo:paragraph-rsid="002517b9" style:font-size-asian="9.60000038146973pt" style:font-weight-asian="normal" style:font-name-complex="Noto Sans Devanagari1" style:font-size-complex="11pt" style:font-weight-complex="normal"/>
    </style:style>
    <style:style style:name="P16" style:family="paragraph" style:parent-style-name="Contents_20_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1pt" fo:language="pl" fo:country="PL" fo:font-weight="normal" officeooo:rsid="00287779" officeooo:paragraph-rsid="002abbb7" style:font-size-asian="9.60000038146973pt" style:font-weight-asian="normal" style:font-name-complex="Noto Sans Devanagari1" style:font-size-complex="11pt" style:font-weight-complex="normal"/>
    </style:style>
    <style:style style:name="P17" style:family="paragraph" style:parent-style-name="Contents_20_1" style:list-style-name="L2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1pt" fo:language="pl" fo:country="PL" fo:font-weight="normal" officeooo:rsid="002c07b9" officeooo:paragraph-rsid="002c07b9" style:font-size-asian="9.60000038146973pt" style:font-weight-asian="normal" style:font-name-complex="Noto Sans Devanagari1" style:font-size-complex="11pt" style:font-weight-complex="normal"/>
    </style:style>
    <style:style style:name="P18" style:family="paragraph" style:parent-style-name="Contents_20_1" style:list-style-name="L2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1pt" fo:language="pl" fo:country="PL" fo:font-weight="normal" officeooo:rsid="00315b34" officeooo:paragraph-rsid="00315b34" style:font-size-asian="9.60000038146973pt" style:font-weight-asian="normal" style:font-name-complex="Noto Sans Devanagari1" style:font-size-complex="11pt" style:font-weight-complex="normal"/>
    </style:style>
    <style:style style:name="P19" style:family="paragraph" style:parent-style-name="Contents_20_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1pt" fo:language="pl" fo:country="PL" fo:font-weight="normal" officeooo:rsid="00315b34" officeooo:paragraph-rsid="00315b34" style:font-size-asian="9.60000038146973pt" style:font-weight-asian="normal" style:font-name-complex="Noto Sans Devanagari1" style:font-size-complex="11pt" style:font-weight-complex="normal"/>
    </style:style>
    <style:style style:name="P20" style:family="paragraph" style:parent-style-name="Contents_20_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1pt" fo:language="pl" fo:country="PL" fo:font-weight="normal" officeooo:rsid="0031b57b" officeooo:paragraph-rsid="0031b57b" style:font-size-asian="9.60000038146973pt" style:font-weight-asian="normal" style:font-name-complex="Noto Sans Devanagari1" style:font-size-complex="11pt" style:font-weight-complex="normal"/>
    </style:style>
    <style:style style:name="P21" style:family="paragraph" style:parent-style-name="Contents_20_1" style:list-style-name="L3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1pt" fo:language="pl" fo:country="PL" fo:font-weight="normal" officeooo:rsid="00345a8a" officeooo:paragraph-rsid="00345a8a" style:font-size-asian="9.60000038146973pt" style:font-weight-asian="normal" style:font-name-complex="Noto Sans Devanagari1" style:font-size-complex="11pt" style:font-weight-complex="normal"/>
    </style:style>
    <style:style style:name="P22" style:family="paragraph" style:parent-style-name="Contents_20_1" style:list-style-name="L3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1pt" fo:language="pl" fo:country="PL" fo:font-weight="normal" officeooo:rsid="0034a5e0" officeooo:paragraph-rsid="0034a5e0" style:font-size-asian="9.60000038146973pt" style:font-weight-asian="normal" style:font-name-complex="Noto Sans Devanagari1" style:font-size-complex="11pt" style:font-weight-complex="normal"/>
    </style:style>
    <style:style style:name="P23" style:family="paragraph" style:parent-style-name="Contents_20_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1pt" fo:language="pl" fo:country="PL" fo:font-weight="normal" officeooo:rsid="0034a5e0" officeooo:paragraph-rsid="0034a5e0" style:font-size-asian="9.60000038146973pt" style:font-weight-asian="normal" style:font-name-complex="Noto Sans Devanagari1" style:font-size-complex="11pt" style:font-weight-complex="normal"/>
    </style:style>
    <style:style style:name="P24" style:family="paragraph" style:parent-style-name="Contents_20_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1pt" fo:language="pl" fo:country="PL" fo:font-weight="normal" officeooo:rsid="0039b08f" officeooo:paragraph-rsid="0039b08f" style:font-size-asian="9.60000038146973pt" style:font-weight-asian="normal" style:font-name-complex="Noto Sans Devanagari1" style:font-size-complex="11pt" style:font-weight-complex="normal"/>
    </style:style>
    <style:style style:name="P25" style:family="paragraph" style:parent-style-name="Contents_20_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1pt" officeooo:paragraph-rsid="005ddeda"/>
    </style:style>
    <style:style style:name="P26" style:family="paragraph" style:parent-style-name="Contents_20_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1pt" officeooo:rsid="006a18a3" officeooo:paragraph-rsid="006a18a3"/>
    </style:style>
    <style:style style:name="P27" style:family="paragraph" style:parent-style-name="Contents_20_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1pt" officeooo:rsid="006c6a1f" officeooo:paragraph-rsid="006c6a1f"/>
    </style:style>
    <style:style style:name="P28" style:family="paragraph" style:parent-style-name="Contents_20_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1pt" officeooo:rsid="006e4e2e" officeooo:paragraph-rsid="006c6a1f"/>
    </style:style>
    <style:style style:name="P29" style:family="paragraph" style:parent-style-name="Contents_20_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1pt" officeooo:rsid="006e4e2e" officeooo:paragraph-rsid="006e4e2e"/>
    </style:style>
    <style:style style:name="P30" style:family="paragraph" style:parent-style-name="Contents_20_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1pt" officeooo:rsid="0070b7c4" officeooo:paragraph-rsid="0070b7c4"/>
    </style:style>
    <style:style style:name="P31" style:family="paragraph" style:parent-style-name="Contents_20_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1pt" officeooo:rsid="0074d336" officeooo:paragraph-rsid="0074d336"/>
    </style:style>
    <style:style style:name="P32" style:family="paragraph" style:parent-style-name="Contents_20_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5pt" fo:language="pl" fo:country="PL" fo:font-weight="bold" officeooo:rsid="00274771" officeooo:paragraph-rsid="00274771" style:font-size-asian="13.1000003814697pt" style:font-weight-asian="bold" style:font-name-complex="Noto Sans Devanagari1" style:font-size-complex="15pt" style:font-weight-complex="bold"/>
    </style:style>
    <style:style style:name="P33" style:family="paragraph" style:parent-style-name="Contents_20_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5pt" fo:language="pl" fo:country="PL" fo:font-weight="bold" officeooo:rsid="00274771" officeooo:paragraph-rsid="00387dba" style:font-size-asian="13.1000003814697pt" style:font-weight-asian="bold" style:font-name-complex="Noto Sans Devanagari1" style:font-size-complex="15pt" style:font-weight-complex="bold"/>
    </style:style>
    <style:style style:name="P34" style:family="paragraph" style:parent-style-name="Contents_20_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5pt" fo:language="pl" fo:country="PL" fo:font-weight="bold" officeooo:rsid="00274771" officeooo:paragraph-rsid="004fff13" style:font-size-asian="13.1000003814697pt" style:font-weight-asian="bold" style:font-name-complex="Noto Sans Devanagari1" style:font-size-complex="15pt" style:font-weight-complex="bold"/>
    </style:style>
    <style:style style:name="P35" style:family="paragraph" style:parent-style-name="Contents_20_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5pt" fo:language="pl" fo:country="PL" fo:font-weight="bold" officeooo:rsid="00274771" officeooo:paragraph-rsid="00573e86" style:font-size-asian="13.1000003814697pt" style:font-weight-asian="bold" style:font-name-complex="Noto Sans Devanagari1" style:font-size-complex="15pt" style:font-weight-complex="bold"/>
    </style:style>
    <style:style style:name="P36" style:family="paragraph" style:parent-style-name="Contents_20_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5pt" fo:language="pl" fo:country="PL" fo:font-weight="bold" officeooo:rsid="00274771" officeooo:paragraph-rsid="005b03e2" style:font-size-asian="13.1000003814697pt" style:font-weight-asian="bold" style:font-name-complex="Noto Sans Devanagari1" style:font-size-complex="15pt" style:font-weight-complex="bold"/>
    </style:style>
    <style:style style:name="P37" style:family="paragraph" style:parent-style-name="Contents_20_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5pt" fo:language="pl" fo:country="PL" fo:font-weight="bold" officeooo:rsid="005ddeda" officeooo:paragraph-rsid="005ddeda" style:font-size-asian="15pt" style:font-weight-asian="bold" style:font-name-complex="Noto Sans Devanagari1" style:font-size-complex="15pt" style:font-weight-complex="bold"/>
    </style:style>
    <style:style style:name="P38" style:family="paragraph" style:parent-style-name="Contents_20_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5pt" fo:language="pl" fo:country="PL" fo:font-weight="bold" officeooo:rsid="007b3cd7" officeooo:paragraph-rsid="007b3cd7" style:font-size-asian="15pt" style:font-weight-asian="bold" style:font-name-complex="Noto Sans Devanagari1" style:font-size-complex="15pt" style:font-weight-complex="bold"/>
    </style:style>
    <style:style style:name="P39" style:family="paragraph" style:parent-style-name="Contents_20_1">
      <style:paragraph-properties fo:text-align="center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5pt" fo:language="pl" fo:country="PL" fo:font-style="italic" fo:font-weight="bold" officeooo:rsid="007b3cd7" officeooo:paragraph-rsid="007b3cd7" style:font-size-asian="15pt" style:font-style-asian="italic" style:font-weight-asian="bold" style:font-name-complex="Noto Sans Devanagari1" style:font-size-complex="15pt" style:font-style-complex="italic" style:font-weight-complex="bold"/>
    </style:style>
    <style:style style:name="P40" style:family="paragraph" style:parent-style-name="Contents_20_1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5pt" fo:language="pl" fo:country="PL" fo:font-style="normal" fo:font-weight="bold" officeooo:rsid="007dae72" officeooo:paragraph-rsid="007dae72" style:font-size-asian="15pt" style:font-style-asian="normal" style:font-weight-asian="bold" style:font-name-complex="Noto Sans Devanagari1" style:font-size-complex="15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1pt" fo:language="pl" fo:country="PL" officeooo:rsid="000a34bf" officeooo:paragraph-rsid="000a0e0e" style:font-size-asian="9.60000038146973pt" style:font-size-complex="11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1pt" fo:language="pl" fo:country="PL" officeooo:rsid="000bcc74" officeooo:paragraph-rsid="000cf0a8" style:font-size-asian="9.60000038146973pt" style:font-size-complex="11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20pt" fo:language="pl" fo:country="PL" officeooo:rsid="0009a870" officeooo:paragraph-rsid="000a0e0e" style:font-size-asian="17.5pt" style:font-size-complex="20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20pt" fo:language="pl" fo:country="PL" officeooo:rsid="000a34bf" officeooo:paragraph-rsid="000a0e0e" style:font-size-asian="17.5pt" style:font-size-complex="20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40pt" fo:language="pl" fo:country="PL" officeooo:rsid="000ec3a4" officeooo:paragraph-rsid="000ec3a4" style:font-size-asian="35pt" style:font-size-complex="40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40pt" fo:language="pl" fo:country="PL" officeooo:rsid="000a34bf" officeooo:paragraph-rsid="000a0e0e" style:font-size-asian="35pt" style:font-size-complex="40pt"/>
    </style:style>
    <style:style style:name="P47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ans" fo:font-size="20pt" fo:language="pl" fo:country="PL" officeooo:rsid="000a34bf" officeooo:paragraph-rsid="000a0e0e" style:font-size-asian="17.5pt" style:font-size-complex="20pt"/>
    </style:style>
    <style:style style:name="P48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ans" fo:font-size="11pt" fo:language="pl" fo:country="PL" officeooo:rsid="000a34bf" officeooo:paragraph-rsid="000a0e0e" style:font-size-asian="11pt" style:font-size-complex="11pt"/>
    </style:style>
    <style:style style:name="P49" style:family="paragraph" style:parent-style-name="Preformatted_20_Text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fo:color="#a9b7c6" style:font-name="Noto Sans Armenian" fo:font-size="14pt" officeooo:paragraph-rsid="005ddeda" style:font-size-asian="14pt" style:font-size-complex="14pt"/>
    </style:style>
    <style:style style:name="P50" style:family="paragraph" style:parent-style-name="Preformatted_20_Text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fo:color="#a9b7c6" style:font-name="Noto Sans Armenian" fo:font-size="14pt" officeooo:rsid="006a18a3" officeooo:paragraph-rsid="006a18a3" style:font-size-asian="14pt" style:font-size-complex="14pt"/>
    </style:style>
    <style:style style:name="P51" style:family="paragraph" style:parent-style-name="Preformatted_20_Text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fo:color="#a9b7c6" style:font-name="Noto Sans Armenian" fo:font-size="14pt" officeooo:rsid="006c6a1f" officeooo:paragraph-rsid="006c6a1f" style:font-size-asian="14pt" style:font-size-complex="14pt"/>
    </style:style>
    <style:style style:name="P52" style:family="paragraph" style:parent-style-name="Preformatted_20_Text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fo:color="#a9b7c6" style:font-name="Noto Sans Armenian" fo:font-size="14pt" officeooo:rsid="006e4e2e" officeooo:paragraph-rsid="006e4e2e" style:font-size-asian="14pt" style:font-size-complex="14pt"/>
    </style:style>
    <style:style style:name="P53" style:family="paragraph" style:parent-style-name="Preformatted_20_Text">
      <style:paragraph-properties fo:text-align="start" style:justify-single-word="false">
        <style:tab-stops>
          <style:tab-stop style:position="17cm" style:type="right" style:leader-style="dotted" style:leader-text="."/>
        </style:tab-stops>
      </style:paragraph-properties>
      <style:text-properties fo:color="#a9b7c6" style:font-name="Noto Sans Armenian" fo:font-size="14pt" officeooo:rsid="0070b7c4" officeooo:paragraph-rsid="0070b7c4" style:font-size-asian="14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style:font-name="Liberation Sans" fo:font-size="11pt" officeooo:rsid="00529455" officeooo:paragraph-rsid="00529455" style:font-size-asian="9.60000038146973pt" style:font-name-complex="Noto Sans Devanagari1" style:font-size-complex="11pt"/>
    </style:style>
    <style:style style:name="P55" style:family="paragraph" style:parent-style-name="Table_20_Contents">
      <style:paragraph-properties fo:text-align="start" style:justify-single-word="false"/>
      <style:text-properties style:font-name="Liberation Sans" fo:font-size="11pt" officeooo:rsid="00542d0a" officeooo:paragraph-rsid="00542d0a" style:font-size-asian="9.60000038146973pt" style:font-name-complex="Noto Sans Devanagari1" style:font-size-complex="11pt"/>
    </style:style>
    <style:style style:name="P56" style:family="paragraph" style:parent-style-name="Table_20_Contents">
      <style:paragraph-properties fo:text-align="start" style:justify-single-word="false"/>
      <style:text-properties style:font-name="Liberation Sans" fo:font-size="11pt" officeooo:rsid="00562517" officeooo:paragraph-rsid="00562517" style:font-size-asian="9.60000038146973pt" style:font-name-complex="Noto Sans Devanagari1" style:font-size-complex="11pt"/>
    </style:style>
    <style:style style:name="P57" style:family="paragraph" style:parent-style-name="Table_20_Contents">
      <style:paragraph-properties fo:text-align="start" style:justify-single-word="false"/>
      <style:text-properties style:font-name="Liberation Sans" fo:font-size="11pt" fo:language="pl" fo:country="PL" officeooo:rsid="003e5dae" officeooo:paragraph-rsid="003e5dae" style:font-size-asian="9.60000038146973pt" style:font-name-complex="Noto Sans Devanagari1" style:font-size-complex="11pt"/>
    </style:style>
    <style:style style:name="P58" style:family="paragraph" style:parent-style-name="Table_20_Contents">
      <style:paragraph-properties fo:text-align="start" style:justify-single-word="false"/>
      <style:text-properties style:font-name="Liberation Sans" fo:font-size="11pt" fo:language="pl" fo:country="PL" style:font-size-asian="9.60000038146973pt" style:font-name-complex="Noto Sans Devanagari1" style:font-size-complex="11pt"/>
    </style:style>
    <style:style style:name="P59" style:family="paragraph" style:parent-style-name="Table_20_Contents">
      <style:paragraph-properties fo:text-align="start" style:justify-single-word="false"/>
      <style:text-properties style:font-name="Liberation Sans" fo:font-size="11pt" fo:language="pl" fo:country="PL" officeooo:rsid="003f03fa" officeooo:paragraph-rsid="003f03fa" style:font-size-asian="9.60000038146973pt" style:font-name-complex="Noto Sans Devanagari1" style:font-size-complex="11pt"/>
    </style:style>
    <style:style style:name="P60" style:family="paragraph" style:parent-style-name="Table_20_Contents">
      <style:paragraph-properties fo:text-align="start" style:justify-single-word="false"/>
      <style:text-properties style:font-name="Liberation Sans" fo:font-size="11pt" fo:language="pl" fo:country="PL" officeooo:rsid="0042ceea" officeooo:paragraph-rsid="0042ceea" style:font-size-asian="9.60000038146973pt" style:font-name-complex="Noto Sans Devanagari1" style:font-size-complex="11pt"/>
    </style:style>
    <style:style style:name="P61" style:family="paragraph" style:parent-style-name="Table_20_Contents">
      <style:paragraph-properties fo:text-align="start" style:justify-single-word="false"/>
      <style:text-properties style:font-name="Liberation Sans" fo:font-size="11pt" fo:language="pl" fo:country="PL" officeooo:rsid="00448e3b" officeooo:paragraph-rsid="00448e3b" style:font-size-asian="9.60000038146973pt" style:font-name-complex="Noto Sans Devanagari1" style:font-size-complex="11pt"/>
    </style:style>
    <style:style style:name="P62" style:family="paragraph" style:parent-style-name="Table_20_Contents">
      <style:paragraph-properties fo:text-align="start" style:justify-single-word="false"/>
      <style:text-properties style:font-name="Liberation Sans" fo:font-size="11pt" fo:language="pl" fo:country="PL" officeooo:rsid="00448e3b" officeooo:paragraph-rsid="0049b2d6" style:font-size-asian="9.60000038146973pt" style:font-name-complex="Noto Sans Devanagari1" style:font-size-complex="11pt"/>
    </style:style>
    <style:style style:name="P63" style:family="paragraph" style:parent-style-name="Table_20_Contents">
      <style:paragraph-properties fo:text-align="start" style:justify-single-word="false"/>
      <style:text-properties style:font-name="Liberation Sans" fo:font-size="11pt" fo:language="pl" fo:country="PL" officeooo:rsid="00460e1d" officeooo:paragraph-rsid="00460e1d" style:font-size-asian="9.60000038146973pt" style:font-name-complex="Noto Sans Devanagari1" style:font-size-complex="11pt"/>
    </style:style>
    <style:style style:name="P64" style:family="paragraph" style:parent-style-name="Table_20_Contents">
      <style:paragraph-properties fo:text-align="start" style:justify-single-word="false"/>
      <style:text-properties style:font-name="Liberation Sans" fo:font-size="11pt" fo:language="pl" fo:country="PL" officeooo:rsid="00461a81" officeooo:paragraph-rsid="00461a81" style:font-size-asian="9.60000038146973pt" style:font-name-complex="Noto Sans Devanagari1" style:font-size-complex="11pt"/>
    </style:style>
    <style:style style:name="P65" style:family="paragraph" style:parent-style-name="Table_20_Contents">
      <style:paragraph-properties fo:text-align="start" style:justify-single-word="false"/>
      <style:text-properties style:font-name="Liberation Sans" fo:font-size="11pt" fo:language="pl" fo:country="PL" officeooo:rsid="00461a81" officeooo:paragraph-rsid="0049b2d6" style:font-size-asian="9.60000038146973pt" style:font-name-complex="Noto Sans Devanagari1" style:font-size-complex="11pt"/>
    </style:style>
    <style:style style:name="P66" style:family="paragraph" style:parent-style-name="Table_20_Contents">
      <style:paragraph-properties fo:text-align="start" style:justify-single-word="false"/>
      <style:text-properties style:font-name="Liberation Sans" fo:font-size="11pt" fo:language="pl" fo:country="PL" officeooo:rsid="0048ec27" officeooo:paragraph-rsid="0048ec27" style:font-size-asian="9.60000038146973pt" style:font-name-complex="Noto Sans Devanagari1" style:font-size-complex="11pt"/>
    </style:style>
    <style:style style:name="P67" style:family="paragraph" style:parent-style-name="Table_20_Contents">
      <style:paragraph-properties fo:text-align="start" style:justify-single-word="false"/>
      <style:text-properties style:font-name="Liberation Sans" fo:font-size="11pt" fo:language="pl" fo:country="PL" officeooo:rsid="0048ec27" officeooo:paragraph-rsid="0049b2d6" style:font-size-asian="9.60000038146973pt" style:font-name-complex="Noto Sans Devanagari1" style:font-size-complex="11pt"/>
    </style:style>
    <style:style style:name="P68" style:family="paragraph" style:parent-style-name="Table_20_Contents">
      <style:paragraph-properties fo:text-align="start" style:justify-single-word="false"/>
      <style:text-properties style:font-name="Liberation Sans" fo:font-size="11pt" fo:language="pl" fo:country="PL" officeooo:rsid="0049b2d6" officeooo:paragraph-rsid="0049b2d6" style:font-size-asian="9.60000038146973pt" style:font-name-complex="Noto Sans Devanagari1" style:font-size-complex="11pt"/>
    </style:style>
    <style:style style:name="P69" style:family="paragraph" style:parent-style-name="Table_20_Contents">
      <style:paragraph-properties fo:text-align="start" style:justify-single-word="false"/>
      <style:text-properties style:font-name="Liberation Sans" fo:font-size="11pt" fo:language="pl" fo:country="PL" officeooo:rsid="004b8a9b" officeooo:paragraph-rsid="004b8a9b" style:font-size-asian="9.60000038146973pt" style:font-name-complex="Noto Sans Devanagari1" style:font-size-complex="11pt"/>
    </style:style>
    <style:style style:name="P70" style:family="paragraph" style:parent-style-name="Table_20_Contents">
      <style:paragraph-properties fo:text-align="start" style:justify-single-word="false"/>
      <style:text-properties style:font-name="Liberation Sans" fo:font-size="11pt" fo:language="pl" fo:country="PL" fo:font-weight="bold" officeooo:rsid="003d80dd" officeooo:paragraph-rsid="003d80dd" style:font-size-asian="9.60000038146973pt" style:font-weight-asian="bold" style:font-name-complex="Noto Sans Devanagari1" style:font-size-complex="11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0e0aa6" style:font-size-asian="11pt" style:font-size-complex="11pt"/>
    </style:style>
    <style:style style:name="T3" style:family="text">
      <style:text-properties officeooo:rsid="000a0e0e"/>
    </style:style>
    <style:style style:name="T4" style:family="text">
      <style:text-properties officeooo:rsid="0017e7e8"/>
    </style:style>
    <style:style style:name="T5" style:family="text">
      <style:text-properties officeooo:rsid="0018b083"/>
    </style:style>
    <style:style style:name="T6" style:family="text">
      <style:text-properties officeooo:rsid="0023fd9f"/>
    </style:style>
    <style:style style:name="T7" style:family="text">
      <style:text-properties officeooo:rsid="0029da2b"/>
    </style:style>
    <style:style style:name="T8" style:family="text">
      <style:text-properties officeooo:rsid="00332cf5"/>
    </style:style>
    <style:style style:name="T9" style:family="text">
      <style:text-properties officeooo:rsid="003a49f3"/>
    </style:style>
    <style:style style:name="T10" style:family="text">
      <style:text-properties officeooo:rsid="003d80dd"/>
    </style:style>
    <style:style style:name="T11" style:family="text">
      <style:text-properties officeooo:rsid="003e5dae"/>
    </style:style>
    <style:style style:name="T12" style:family="text">
      <style:text-properties officeooo:rsid="00408542"/>
    </style:style>
    <style:style style:name="T13" style:family="text">
      <style:text-properties officeooo:rsid="0042ceea"/>
    </style:style>
    <style:style style:name="T14" style:family="text">
      <style:text-properties officeooo:rsid="00460e1d"/>
    </style:style>
    <style:style style:name="T15" style:family="text">
      <style:text-properties officeooo:rsid="0047a0f3"/>
    </style:style>
    <style:style style:name="T16" style:family="text">
      <style:text-properties officeooo:rsid="0048ec27"/>
    </style:style>
    <style:style style:name="T17" style:family="text">
      <style:text-properties officeooo:rsid="0049b2d6"/>
    </style:style>
    <style:style style:name="T18" style:family="text">
      <style:text-properties officeooo:rsid="004c5790"/>
    </style:style>
    <style:style style:name="T19" style:family="text">
      <style:text-properties officeooo:rsid="004fff13"/>
    </style:style>
    <style:style style:name="T20" style:family="text">
      <style:text-properties officeooo:rsid="00573e86"/>
    </style:style>
    <style:style style:name="T21" style:family="text">
      <style:text-properties officeooo:rsid="005b2536"/>
    </style:style>
    <style:style style:name="T22" style:family="text">
      <style:text-properties fo:language="pl" fo:country="PL" fo:font-weight="normal" officeooo:rsid="005ddeda" style:font-size-asian="9.60000038146973pt" style:font-weight-asian="normal" style:font-name-complex="Noto Sans Devanagari1" style:font-size-complex="11pt" style:font-weight-complex="normal"/>
    </style:style>
    <style:style style:name="T23" style:family="text">
      <style:text-properties fo:language="pl" fo:country="PL" fo:font-weight="normal" officeooo:rsid="005e63e0" style:font-size-asian="9.60000038146973pt" style:font-weight-asian="normal" style:font-name-complex="Noto Sans Devanagari1" style:font-size-complex="11pt" style:font-weight-complex="normal"/>
    </style:style>
    <style:style style:name="T24" style:family="text">
      <style:text-properties fo:color="#000000" fo:language="pl" fo:country="PL" fo:font-weight="normal" style:font-size-asian="9.60000038146973pt" style:font-weight-asian="normal" style:font-name-complex="Noto Sans Devanagari1" style:font-size-complex="11pt" style:font-weight-complex="normal"/>
    </style:style>
    <style:style style:name="T25" style:family="text">
      <style:text-properties fo:color="#000000" fo:language="pl" fo:country="PL" fo:font-weight="normal" officeooo:rsid="005e63e0" style:font-size-asian="9.60000038146973pt" style:font-weight-asian="normal" style:font-name-complex="Noto Sans Devanagari1" style:font-size-complex="11pt" style:font-weight-complex="normal"/>
    </style:style>
    <style:style style:name="T26" style:family="text">
      <style:text-properties fo:color="#000000" fo:language="pl" fo:country="PL" fo:font-weight="normal" officeooo:rsid="00663c66" style:font-size-asian="9.60000038146973pt" style:font-weight-asian="normal" style:font-name-complex="Noto Sans Devanagari1" style:font-size-complex="11pt" style:font-weight-complex="normal"/>
    </style:style>
    <style:style style:name="T27" style:family="text">
      <style:text-properties fo:color="#000000" fo:language="pl" fo:country="PL" fo:font-weight="normal" officeooo:rsid="0072636c" style:font-size-asian="9.60000038146973pt" style:font-weight-asian="normal" style:font-name-complex="Noto Sans Devanagari1" style:font-size-complex="11pt" style:font-weight-complex="normal"/>
    </style:style>
    <style:style style:name="T28" style:family="text">
      <style:text-properties fo:color="#000000" fo:language="pl" fo:country="PL" fo:font-weight="normal" style:font-weight-asian="normal" style:font-name-complex="Noto Sans Devanagari1" style:font-weight-complex="normal"/>
    </style:style>
    <style:style style:name="T29" style:family="text">
      <style:text-properties fo:color="#000000" fo:language="pl" fo:country="PL" fo:font-weight="normal" officeooo:rsid="00678dbb" style:font-weight-asian="normal" style:font-name-complex="Noto Sans Devanagari1" style:font-weight-complex="normal"/>
    </style:style>
    <style:style style:name="T30" style:family="text">
      <style:text-properties fo:color="#000000" fo:language="pl" fo:country="PL" fo:font-weight="bold" officeooo:rsid="005e63e0" style:font-size-asian="9.60000038146973pt" style:font-weight-asian="bold" style:font-name-complex="Noto Sans Devanagari1" style:font-size-complex="11pt" style:font-weight-complex="bold"/>
    </style:style>
    <style:style style:name="T31" style:family="text">
      <style:text-properties fo:color="#000000" fo:font-weight="normal" style:font-size-asian="9.60000038146973pt" style:font-weight-asian="normal" style:font-size-complex="11pt" style:font-weight-complex="normal"/>
    </style:style>
    <style:style style:name="T32" style:family="text">
      <style:text-properties fo:color="#000000" fo:font-weight="normal" officeooo:rsid="007b7711" style:font-size-asian="9.60000038146973pt" style:font-weight-asian="normal" style:font-size-complex="11pt" style:font-weight-complex="normal"/>
    </style:style>
    <style:style style:name="T33" style:family="text">
      <style:text-properties fo:color="#000000" fo:font-weight="normal" officeooo:rsid="007ea668" style:font-size-asian="9.60000038146973pt" style:font-weight-asian="normal" style:font-size-complex="11pt" style:font-weight-complex="normal"/>
    </style:style>
    <style:style style:name="T34" style:family="text">
      <style:text-properties fo:color="#000000" fo:font-weight="normal" style:font-weight-asian="normal" style:font-weight-complex="normal"/>
    </style:style>
    <style:style style:name="T35" style:family="text">
      <style:text-properties fo:color="#000000" fo:font-weight="normal" officeooo:rsid="007b7711" style:font-weight-asian="normal" style:font-weight-complex="normal"/>
    </style:style>
    <style:style style:name="T36" style:family="text">
      <style:text-properties fo:color="#000000" style:font-size-asian="9.60000038146973pt" style:font-size-complex="11pt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color="#cc7832" fo:language="pl" fo:country="PL" fo:font-weight="normal" style:font-weight-asian="normal" style:font-name-complex="Noto Sans Devanagari1" style:font-weight-complex="normal"/>
    </style:style>
    <style:style style:name="T39" style:family="text">
      <style:text-properties fo:color="#cc7832" fo:language="pl" fo:country="PL" fo:font-weight="normal" officeooo:rsid="00663c66" style:font-weight-asian="normal" style:font-name-complex="Noto Sans Devanagari1" style:font-weight-complex="normal"/>
    </style:style>
    <style:style style:name="T40" style:family="text">
      <style:text-properties fo:color="#ffc66d" fo:language="pl" fo:country="PL" fo:font-weight="normal" style:font-weight-asian="normal" style:font-name-complex="Noto Sans Devanagari1" style:font-weight-complex="normal"/>
    </style:style>
    <style:style style:name="T41" style:family="text">
      <style:text-properties fo:color="#ffc66d" fo:language="pl" fo:country="PL" fo:font-weight="normal" officeooo:rsid="00663c66" style:font-weight-asian="normal" style:font-name-complex="Noto Sans Devanagari1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Uniwersytet Przyrodniczo-Humanistyczny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5">Kalendarz (Przypominacz)</text:p>
      <text:p text:style-name="P44">Dokumentacja projektu zaliczeniowego</text:p>
      <text:p text:style-name="P44"/>
      <text:p text:style-name="P44"/>
      <text:p text:style-name="P44"/>
      <text:p text:style-name="P44"/>
      <text:p text:style-name="P44"/>
      <text:p text:style-name="P44"/>
      <text:p text:style-name="P47"><text:s text:c="3"/><text:span text:style-name="T1">Autor: Kornel Domeradzki <text:s text:c="6"/></text:span></text:p>
      <text:p text:style-name="P48">Kierunek: Informatyka <text:s text:c="6"/></text:p>
      <text:p text:style-name="P48">Semestr: Semestr I<text:span text:style-name="T3">I</text:span> <text:s text:c="6"/></text:p>
      <text:p text:style-name="P46"/>
      <text:p text:style-name="P46"/>
      <text:p text:style-name="P41"/>
      <text:p text:style-name="P42">Minsk Mazowiecki, 2018r.</text:p>
      <text:p text:style-name="P7"><text:soft-page-break/><text:span text:style-name="T37">Cel Projektu</text:span></text:p>
      <text:p text:style-name="P8"><text:s/><text:span text:style-name="T2">Projekt implementacji systemu wspomagającego zarządzanie wydarzeniami powiązanymi z mundialem. 4 Pliki przechowujące dane: wydarzenia (Events), konta (accounts), konta z przywilejami administracyjnymi (administrators) oraz ustawienia (settings).</text:span></text:p>
      <text:p text:style-name="P8"><text:span text:style-name="T2"/></text:p>
      <text:p text:style-name="P1">Założenia Projektu</text:p>
      <text:p text:style-name="P11">Aplikacja ma możliwość zalogowania różnych użytkowników z których jedynie administratorzy mogą dodawać/odejmować wydarzenia. Aplikacja przechowuje dane o wydarzeniach w pliku tekstowym. Możliwość usuwania konkretnych wpisów. Możliwość edytowania konkretnych wpisów. Aplikacja ładuje domyślne ustawienia okien, czcionki itp. z pliku.</text:p>
      <text:p text:style-name="P11"/>
      <text:p text:style-name="P2">Funkcjonalności</text:p>
      <text:list xml:id="list3350243127" text:style-name="L1">
        <text:list-item>
          <text:p text:style-name="P12">Logowanie za pomocą hasła oraz loginu</text:p>
        </text:list-item>
        <text:list-item>
          <text:p text:style-name="P12">Wybór czy użytkownik chce się zalogować jako użytkownik normalny lub administrator w przypadku posiadania owych uprawnień</text:p>
        </text:list-item>
        <text:list-item>
          <text:p text:style-name="P12">Przeglądanie kalendarza w celu uzyskania informacji nt. <text:span text:style-name="T4">Wydarzeń</text:span></text:p>
        </text:list-item>
        <text:list-item>
          <text:p text:style-name="P13">Dodawanie nowych wydarzeń z użyciem kalendarza</text:p>
        </text:list-item>
        <text:list-item>
          <text:p text:style-name="P13">Edytowanie wcześniej dodanych wydarzeń z użyciem kalendarza</text:p>
        </text:list-item>
        <text:list-item>
          <text:p text:style-name="P13">Usuwanie wcześniej dodanych wydarzeń z użyciem kalendarza</text:p>
        </text:list-item>
        <text:list-item>
          <text:p text:style-name="P13">Zmiana ustawień wizualnych programu</text:p>
        </text:list-item>
        <text:list-item>
          <text:p text:style-name="P13">Możliwość zmiany trybu z trybu administracyjnego na tryb dostępny dla każdego użytkownika</text:p>
        </text:list-item>
      </text:list>
      <text:p text:style-name="P14"/>
      <text:p text:style-name="P3">Narzędzia</text:p>
      <text:p text:style-name="P14"><text:s/>Program został napisany w języku Java a dokładniej na Java 10 z użyciem JDK 10. <text:span text:style-name="T5">Systemem operacyjnym na którym pisana była aplikacja jest dystrybucja GNU/Linux nazywana Arch Linux. Do edycji kodu używane były IDE Intellij IDEA oraz edytor tekstu atom. W projekcie został także użyty Git, jako narzędzie ułatwiające zarządzanie kodem. Użyty został także GitHub w celu przechowywania kodu źródłowego. </text:span></text:p>
      <text:p text:style-name="P14"/>
      <text:p text:style-name="P4">Struktura Aplikacji</text:p>
      <text:p text:style-name="P14"><text:s/><text:span text:style-name="T6">Ze względu na rodzaj aplikacji tj. CRUD (ang. skrót od „Create, Read, Update, Delete”), czyli aplikacji skupiającej się na przetwarzaniu informacji o ustandaryzowanej strukturze uznałem, że wskazane jest wyizolowanie modelu danych i mechanizmów do jego obsługi do oddzielnych modułów. Jako, że mechanizm bazy danych często jest wykorzystywany w innych projektach wskazane jest również pisanie kodu w sposób umożliwiający wykorzystanie go ponownie w innych aplikacjach.</text:span></text:p>
      <text:p text:style-name="P14"/>
      <text:p text:style-name="P5">Schemat Ogólny</text:p>
      <text:p text:style-name="P15">(SEKCJA DO ZROBIENIA)</text:p>
      <text:p text:style-name="P15"/>
      <text:p text:style-name="P6">Przebieg tworzenia aplikacji</text:p>
      <text:p text:style-name="P32"/>
      <text:p text:style-name="P32">Zaprojektowanie struktury baz danych</text:p>
      <text:p text:style-name="P16">Aplikacja wykorzystuje dwie tabele (które znajdują się w plikach tekstowych) oraz <text:span text:style-name="T7">przechowuje informacje w jeszcze dwóch innych plikach tekstowych. </text:span></text:p>
      <text:p text:style-name="P16"><text:soft-page-break/><text:span text:style-name="T7">Wspomniane tabele:</text:span></text:p>
      <text:list xml:id="list1815800649" text:style-name="L2">
        <text:list-item>
          <text:p text:style-name="P17">events – zawiera informacje o wszelkich wydarzeniach wprowadzonych przez administratora</text:p>
        </text:list-item>
        <text:list-item>
          <text:p text:style-name="P18">accounts – zawiera informacje o wszystkich loginach i hasłach</text:p>
        </text:list-item>
      </text:list>
      <text:p text:style-name="P19"/>
      <text:p text:style-name="P20">Wspomniane pliki tekstowe które nie przechowują <text:span text:style-name="T8">danych w stylu typowym dla tabel:</text:span></text:p>
      <text:list xml:id="list58506195" text:style-name="L3">
        <text:list-item>
          <text:p text:style-name="P21">administrators – zawiera listę użytkowników posiadających uprawnienia administratorskie</text:p>
        </text:list-item>
        <text:list-item>
          <text:p text:style-name="P22">settings – zawiera informacje na temat wielkości czcionki oraz na temat wielkości okien</text:p>
        </text:list-item>
      </text:list>
      <text:p text:style-name="P23"/>
      <text:p text:style-name="P23"/>
      <text:p text:style-name="P33">events</text:p>
      <text:p text:style-name="P24">Plik tekstowy ten zawiera informacje o wszystkich wydarzeniach utworzonych przez administratora. Ma on klucz główny <text:span text:style-name="T10">id</text:span> (który jest unikatowy dla każdego wpisu), który ułatwia rozróżnianie poszczególnych wpisów programowi. <text:span text:style-name="T9">Plik ten może zawierać komentarze po znaku ‘#’ a puste linijki są pomijane. W celu dokładnej informacji jak dodawać manualnie wydarzenia bez użycia programu należy zobaczyć komentarze w pliku „events”.</text:span></text:p>
      <text:p text:style-name="P24"/>
      <text:p text:style-name="P24">Struktura „tabeli” pliku tekstowego:</text:p>
      <table:table table:name="events" table:style-name="events">
        <table:table-column table:style-name="events.A" table:number-columns-repeated="3"/>
        <table:table-row>
          <table:table-cell table:style-name="events.A1" office:value-type="string">
            <text:p text:style-name="P70">Nazwa Pola</text:p>
          </table:table-cell>
          <table:table-cell table:style-name="events.A1" office:value-type="string">
            <text:p text:style-name="P70">Typ Pola</text:p>
          </table:table-cell>
          <table:table-cell table:style-name="events.C1" office:value-type="string">
            <text:p text:style-name="P70">Opis</text:p>
          </table:table-cell>
        </table:table-row>
        <table:table-row>
          <table:table-cell table:style-name="events.A2" office:value-type="string">
            <text:p text:style-name="P57">id</text:p>
          </table:table-cell>
          <table:table-cell table:style-name="events.A2" office:value-type="string">
            <text:p text:style-name="P57">int – L. Całkowita</text:p>
          </table:table-cell>
          <table:table-cell table:style-name="events.C2" office:value-type="string">
            <text:p text:style-name="P58"><text:span text:style-name="T11">Klucz główny – ułatwia rozróżnienie poszczególnych wpisów programowi</text:span> </text:p>
          </table:table-cell>
        </table:table-row>
        <table:table-row>
          <table:table-cell table:style-name="events.A2" office:value-type="string">
            <text:p text:style-name="P57">name</text:p>
          </table:table-cell>
          <table:table-cell table:style-name="events.A2" office:value-type="string">
            <text:p text:style-name="P57">String – Ciąg znaków</text:p>
          </table:table-cell>
          <table:table-cell table:style-name="events.C2" office:value-type="string">
            <text:p text:style-name="P57">Przechowuje nazwę wydarzenia</text:p>
          </table:table-cell>
        </table:table-row>
        <table:table-row>
          <table:table-cell table:style-name="events.A2" office:value-type="string">
            <text:p text:style-name="P57">description</text:p>
          </table:table-cell>
          <table:table-cell table:style-name="events.A2" office:value-type="string">
            <text:p text:style-name="P57">String – Ciąg znaków</text:p>
          </table:table-cell>
          <table:table-cell table:style-name="events.C2" office:value-type="string">
            <text:p text:style-name="P57">Przechowuje opis wydarzenia</text:p>
          </table:table-cell>
        </table:table-row>
        <table:table-row>
          <table:table-cell table:style-name="events.A2" office:value-type="string">
            <text:p text:style-name="P59"><text:span text:style-name="T13">t</text:span>eamASquad</text:p>
          </table:table-cell>
          <table:table-cell table:style-name="events.A2" office:value-type="string">
            <text:p text:style-name="P59">String – Ciąg znaków</text:p>
          </table:table-cell>
          <table:table-cell table:style-name="events.C2" office:value-type="string">
            <text:p text:style-name="P59">Przechowuje imiona i nazwiska zawodników oddzielone przecinkiem</text:p>
          </table:table-cell>
        </table:table-row>
        <table:table-row>
          <table:table-cell table:style-name="events.A2" office:value-type="string">
            <text:p text:style-name="P59"><text:span text:style-name="T13">t</text:span>eam<text:span text:style-name="T12">B</text:span>Squad</text:p>
          </table:table-cell>
          <table:table-cell table:style-name="events.A2" office:value-type="string">
            <text:p text:style-name="P59">String – Ciąg znaków</text:p>
          </table:table-cell>
          <table:table-cell table:style-name="events.C2" office:value-type="string">
            <text:p text:style-name="P59">Przechowuje imiona i nazwiska zawodników oddzielone przecinkiem</text:p>
          </table:table-cell>
        </table:table-row>
        <table:table-row>
          <table:table-cell table:style-name="events.A2" office:value-type="string">
            <text:p text:style-name="P60">stadium</text:p>
          </table:table-cell>
          <table:table-cell table:style-name="events.A2" office:value-type="string">
            <text:p text:style-name="P60">String – Ciąg znaków</text:p>
          </table:table-cell>
          <table:table-cell table:style-name="events.C2" office:value-type="string">
            <text:p text:style-name="P60">Przechowuje informacj<text:span text:style-name="T16">ę</text:span> nt. obiektu</text:p>
          </table:table-cell>
        </table:table-row>
        <table:table-row>
          <table:table-cell table:style-name="events.A2" office:value-type="string">
            <text:p text:style-name="P61">day</text:p>
          </table:table-cell>
          <table:table-cell table:style-name="events.A2" office:value-type="string">
            <text:p text:style-name="P61">int – L. Całkowita</text:p>
          </table:table-cell>
          <table:table-cell table:style-name="events.C2" office:value-type="string">
            <text:p text:style-name="P61">Przechowuje infor<text:span text:style-name="T14">ma</text:span>cj<text:span text:style-name="T16">ę</text:span> nt. dnia</text:p>
          </table:table-cell>
        </table:table-row>
        <table:table-row>
          <table:table-cell table:style-name="events.A2" office:value-type="string">
            <text:p text:style-name="P61"><text:span text:style-name="T15">m</text:span>onth</text:p>
          </table:table-cell>
          <table:table-cell table:style-name="events.A2" office:value-type="string">
            <text:p text:style-name="P62"><text:span text:style-name="T17">int </text:span>– L. Całkowita</text:p>
          </table:table-cell>
          <table:table-cell table:style-name="events.C2" office:value-type="string">
            <text:p text:style-name="P63">Przechowuje informacj<text:span text:style-name="T16">ę</text:span> nt. miesiąca</text:p>
          </table:table-cell>
        </table:table-row>
        <table:table-row>
          <table:table-cell table:style-name="events.A2" office:value-type="string">
            <text:p text:style-name="P64"><text:span text:style-name="T15">ye</text:span>ar </text:p>
          </table:table-cell>
          <table:table-cell table:style-name="events.A2" office:value-type="string">
            <text:p text:style-name="P65"><text:span text:style-name="T17">int </text:span>– L. Całkowita</text:p>
          </table:table-cell>
          <table:table-cell table:style-name="events.C2" office:value-type="string">
            <text:p text:style-name="P64">Przechowuje informacj<text:span text:style-name="T16">ę</text:span> nt. roku</text:p>
          </table:table-cell>
        </table:table-row>
        <table:table-row>
          <table:table-cell table:style-name="events.A2" office:value-type="string">
            <text:p text:style-name="P66">startTimeHour</text:p>
          </table:table-cell>
          <table:table-cell table:style-name="events.A2" office:value-type="string">
            <text:p text:style-name="P67"><text:span text:style-name="T17">int </text:span>– L. Całkowita</text:p>
          </table:table-cell>
          <table:table-cell table:style-name="events.C2" office:value-type="string">
            <text:p text:style-name="P66">Przechowuje informację nt. godziny rozpoczęcia </text:p>
          </table:table-cell>
        </table:table-row>
        <table:table-row>
          <table:table-cell table:style-name="events.A2" office:value-type="string">
            <text:p text:style-name="P69">startTimeMinute</text:p>
          </table:table-cell>
          <table:table-cell table:style-name="events.A2" office:value-type="string">
            <text:p text:style-name="P68">int – L. Całkowita</text:p>
          </table:table-cell>
          <table:table-cell table:style-name="events.C2" office:value-type="string">
            <text:p text:style-name="P66">Przechowuje informację nt. minuty rozpoczęcia </text:p>
          </table:table-cell>
        </table:table-row>
        <table:table-row>
          <table:table-cell table:style-name="events.A2" office:value-type="string">
            <text:p text:style-name="P69">EndTimeHour</text:p>
          </table:table-cell>
          <table:table-cell table:style-name="events.A2" office:value-type="string">
            <text:p text:style-name="P69">int – L. Całkowita</text:p>
          </table:table-cell>
          <table:table-cell table:style-name="events.C2" office:value-type="string">
            <text:p text:style-name="P69">Przechowuje informację nt. godziny zakończenia</text:p>
          </table:table-cell>
        </table:table-row>
        <table:table-row>
          <table:table-cell table:style-name="events.A2" office:value-type="string">
            <text:p text:style-name="P69">EndTimeMinute</text:p>
          </table:table-cell>
          <table:table-cell table:style-name="events.A2" office:value-type="string">
            <text:p text:style-name="P69">Int – L. Całkowita</text:p>
          </table:table-cell>
          <table:table-cell table:style-name="events.C2" office:value-type="string">
            <text:p text:style-name="P69">Przechowuje informację nt. minut<text:span text:style-name="T18">y</text:span> zakończenia</text:p>
          </table:table-cell>
        </table:table-row>
      </table:table>
      <text:p text:style-name="P24"/>
      <text:p text:style-name="P24"/>
      <text:p text:style-name="P24"><text:soft-page-break/></text:p>
      <text:p text:style-name="P34">accounts</text:p>
      <text:p text:style-name="P24"><text:s/><text:span text:style-name="T19">Plik tekstowy przechowujący informacje na temat loginów oraz haseł użytkowników. Tabela jest minimalistyczna i nie przypomina zbytnio tabeli, które występują w bazach danych relacyjnych ze względu na to, że elementy takie jak klucz główny nie są tutaj potrzebne. Struktura „tabeli” wygląda tak:</text:span></text:p>
      <text:p text:style-name="P24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0">Nazwa Pola</text:p>
          </table:table-cell>
          <table:table-cell table:style-name="Table1.A1" office:value-type="string">
            <text:p text:style-name="P70">Typ Pola</text:p>
          </table:table-cell>
          <table:table-cell table:style-name="Table1.C1" office:value-type="string">
            <text:p text:style-name="P70">Opis</text:p>
          </table:table-cell>
        </table:table-row>
        <table:table-row>
          <table:table-cell table:style-name="Table1.A2" office:value-type="string">
            <text:p text:style-name="P54">login</text:p>
          </table:table-cell>
          <table:table-cell table:style-name="Table1.A2" office:value-type="string">
            <text:p text:style-name="P55">String – Ciąg znaków</text:p>
          </table:table-cell>
          <table:table-cell table:style-name="Table1.C2" office:value-type="string">
            <text:p text:style-name="P56">Przechowuje login</text:p>
          </table:table-cell>
        </table:table-row>
        <table:table-row>
          <table:table-cell table:style-name="Table1.A2" office:value-type="string">
            <text:p text:style-name="P54">hasło</text:p>
          </table:table-cell>
          <table:table-cell table:style-name="Table1.A2" office:value-type="string">
            <text:p text:style-name="P55">String – Ciąg znaków</text:p>
          </table:table-cell>
          <table:table-cell table:style-name="Table1.C2" office:value-type="string">
            <text:p text:style-name="P56">Przechowuje hasło</text:p>
          </table:table-cell>
        </table:table-row>
      </table:table>
      <text:p text:style-name="P24"/>
      <text:p text:style-name="P24"/>
      <text:p text:style-name="P35">administrators</text:p>
      <text:p text:style-name="P24"><text:s/><text:span text:style-name="T20">Plik tekstowy przechowujący informacje nt. loginów które mają dostęp do uprawnień administracyjnych. Loginy są wypisane w kolejnych liniach. </text:span></text:p>
      <text:p text:style-name="P24"/>
      <text:p text:style-name="P36">settings</text:p>
      <text:p text:style-name="P24"><text:s/><text:span text:style-name="T21">Plik tekstowy przechowujący informacje nt. Ustawień aplikacji. Tak jak w przypadku events możliwe jest dodawanie komentarzy oraz puste linie są pomijane.</text:span></text:p>
      <text:p text:style-name="P24"/>
      <text:p text:style-name="P37">Projektowanie mechanizmu obsługi bazy</text:p>
      <text:p text:style-name="P25"><text:span text:style-name="T22"><text:s/></text:span><text:span text:style-name="T23">Edytowanie bazy danych jest czymś co stosuje się w wielu projektach oraz tak naprawdę w wielu klasach dlatego uznałem za najlepsze rozwiązanie utworzenie nowej klasy w której znajdować się będą statyczne metody dzięki którym będę mógł dokonać zmiany z wielu poziomów programu. Klasa ta została nazwana </text:span><text:span text:style-name="T30">EventQueryProcessor</text:span><text:span text:style-name="T25"> . <text:s/></text:span><text:span text:style-name="T26">Oto metody które je obsługują:</text:span></text:p>
      <text:p text:style-name="P25"><text:span text:style-name="T26"/></text:p>
      <text:p text:style-name="P49"><text:span text:style-name="T39">public <text:s/>static void </text:span><text:span text:style-name="T41">setEventAmount</text:span><text:span text:style-name="T29">()</text:span></text:p>
      <text:p text:style-name="P25"><text:span text:style-name="T26"/></text:p>
      <text:p text:style-name="P26"><text:span text:style-name="T25">U</text:span><text:span text:style-name="T24">stawia ilość zapisanych eventów w statycznej zmiennej</text:span></text:p>
      <text:p text:style-name="P26"><text:span text:style-name="T24"/></text:p>
      <text:p text:style-name="P50"><text:span text:style-name="T38">public static void </text:span><text:span text:style-name="T40">addEvent</text:span><text:span text:style-name="T28">(CalendarEvent event)</text:span></text:p>
      <text:p text:style-name="P26"><text:span text:style-name="T24"/></text:p>
      <text:p text:style-name="P27"><text:span text:style-name="T25">D</text:span><text:span text:style-name="T24">odaje nowe wydarzenie na końcu pliku „events”</text:span></text:p>
      <text:p text:style-name="P27"><text:span text:style-name="T24"/></text:p>
      <text:p text:style-name="P51"><text:span text:style-name="T38">public static void </text:span><text:span text:style-name="T40">editEvent</text:span><text:span text:style-name="T28">(CalendarEvent event)</text:span></text:p>
      <text:p text:style-name="P28"><text:span text:style-name="T24"/></text:p>
      <text:p text:style-name="P29"><text:span text:style-name="T24">Edytuje wydarzenie oraz zapisuje je w tym samym miejscu w pliku „</text:span><text:span text:style-name="T27">events” </text:span><text:span text:style-name="T24">po wykonaniu edycji</text:span></text:p>
      <text:p text:style-name="P29"><text:span text:style-name="T24"/></text:p>
      <text:p text:style-name="P52"><text:span text:style-name="T38">public static void </text:span><text:span text:style-name="T40">deleteEvent</text:span><text:span text:style-name="T28">(CalendarEvent event)</text:span></text:p>
      <text:p text:style-name="P29"><text:span text:style-name="T24"/></text:p>
      <text:p text:style-name="P30"><text:span text:style-name="T24">Usuwa wybrane wydarzenie z pliku „events”.</text:span></text:p>
      <text:p text:style-name="P30"><text:span text:style-name="T24"/></text:p>
      <text:p text:style-name="P53"><text:span text:style-name="T38">public static </text:span><text:span text:style-name="T28">ArrayList&lt;CalendarEvent&gt; </text:span><text:span text:style-name="T40">getEventByDate</text:span><text:span text:style-name="T28">(</text:span><text:span text:style-name="T38">int </text:span><text:span text:style-name="T28">day</text:span><text:span text:style-name="T38">, int </text:span><text:span text:style-name="T28">month</text:span><text:span text:style-name="T38">, int </text:span><text:span text:style-name="T28">year)</text:span></text:p>
      <text:p text:style-name="P31"><text:span text:style-name="T24">Zwraca listę wydarzeń na podstawie kryterium daty czyli wszystkie wydarzenia które wydarzają się danego dnia.</text:span></text:p>
      <text:p text:style-name="P38"><text:soft-page-break/><text:span text:style-name="T36">Schemat blokowy klas:</text:span></text:p>
      <text:p text:style-name="P38"><text:span text:style-name="T31"/></text:p>
      <text:p text:style-name="P9"><text:span text:style-name="T34">(</text:span><text:span text:style-name="T35">Ze względu na rozmiar zostały z</text:span><text:span text:style-name="T34">ałączone w folderze z dokumentacją pod nazwą „diagram_1.png” i „diagram_2.png”)</text:span></text:p>
      <text:p text:style-name="P39"><text:span text:style-name="T31"/></text:p>
      <text:p text:style-name="P40"><text:span text:style-name="T31">Kod źródłowy:</text:span></text:p>
      <text:p text:style-name="P40"><text:span text:style-name="T31"/></text:p>
      <text:p text:style-name="P10"><text:span text:style-name="T31">(</text:span><text:span text:style-name="T32">Ze względu na rozmiar </text:span><text:span text:style-name="T33">został załączony w projekcie folderu „src”</text:span><text:span text:style-name="T3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Armenian" svg:font-family="'Noto Sans Armenian'"/>
    <style:font-face style:name="Noto Sans Devanagari1" svg:font-family="'Noto Sans Devanagari'" style:font-family-generic="swiss"/>
    <style:font-face style:name="Nimbus Mono PS" svg:font-family="'Nimbus Mono PS'" style:font-family-generic="modern" style:font-pitch="fixed"/>
    <style:font-face style:name="Noto Sans Devanagari2" svg:font-family="'Noto Sans Devanagari'" style:font-family-generic="modern" style:font-pitch="fixed"/>
    <style:font-face style:name="Source Han Sans Regular1" svg:font-family="'Source Han Sans Regular'" style:font-family-generic="modern" style:font-pitch="fixed"/>
    <style:font-face style:name="Nimbus Roman" svg:font-family="'Nimbus Roman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GB" style:letter-kerning="true" style:font-name-asian="Source Han Sans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en" fo:country="GB" style:letter-kerning="true" style:font-name-asian="Source Han Sans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Source Han Sans Regular" style:font-family-asian="'Source Han Sans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Nimbus Mono PS" fo:font-family="'Nimbus Mono PS'" style:font-family-generic="modern" style:font-pitch="fixed" fo:font-size="10pt" style:font-name-asian="Source Han Sans Regular1" style:font-family-asian="'Source Han Sans Regular'" style:font-family-generic-asian="modern" style:font-pitch-asian="fixed" style:font-size-asian="10pt" style:font-name-complex="Noto Sans Devanagari2" style:font-family-complex="'Noto Sans Devanagar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9:04:34.418726412</meta:creation-date>
    <dc:date>2018-06-11T20:32:38.002388020</dc:date>
    <meta:editing-duration>PT1H27M18S</meta:editing-duration>
    <meta:editing-cycles>106</meta:editing-cycles>
    <meta:generator>LibreOffice/5.4.7.2$Linux_X86_64 LibreOffice_project/40m0$Build-2</meta:generator>
    <meta:document-statistic meta:table-count="2" meta:image-count="0" meta:object-count="0" meta:page-count="5" meta:paragraph-count="111" meta:word-count="821" meta:character-count="6264" meta:non-whitespace-character-count="5506"/>
  </office:meta>
</office:document-meta>
</file>